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2in"/>
    </style:style>
    <style:style style:name="co2" style:family="table-column">
      <style:table-column-properties fo:break-before="auto" style:column-width="6.9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number-columns-repeated="16380" table:default-cell-style-name="ce27"/>
        <table:table-row table:style-name="ro1">
          <table:table-cell table:style-name="ce3" office:value-type="string" calcext:value-type="string" table:number-columns-spanned="1" table:number-rows-spanned="5">
            <text:p>Santé &amp; Épidémiologie</text:p>
          </table:table-cell>
          <table:table-cell table:style-name="ce26" office:value-type="string" calcext:value-type="string">
            <text:p>Quels facteurs influencent la propagation d’une maladie comme le COVID-19 dans un pays ?</text:p>
          </table:table-cell>
          <table:table-cell table:number-columns-repeated="16382"/>
        </table:table-row>
        <table:table-row table:style-name="ro1">
          <table:covered-table-cell table:style-name="ce2"/>
          <table:table-cell table:style-name="ce26" office:value-type="string" calcext:value-type="string">
            <text:p>Quels déterminants démographiques expliquent le taux de vaccination dans une région ?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covered-table-cell table:style-name="ce2"/>
          <table:table-cell table:style-name="ce26" office:value-type="string" calcext:value-type="string">
            <text:p>Comment les habitudes alimentaires influencent-elles la prévalence de certaines maladies chroniques ?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covered-table-cell table:style-name="ce2"/>
          <table:table-cell table:style-name="ce26" office:value-type="string" calcext:value-type="string">
            <text:p>Quels facteurs influencent la mortalité hospitalière dans un hôpital ?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covered-table-cell table:style-name="ce2"/>
          <table:table-cell table:style-name="ce26" office:value-type="string" calcext:value-type="string">
            <text:p>Comment les horaires et la fréquentation des hôpitaux varient-ils selon la saison ?</text:p>
          </table:table-cell>
          <table:table-cell/>
          <table:table-cell table:style-name="ce28"/>
          <table:table-cell table:number-columns-repeated="16380"/>
        </table:table-row>
        <table:table-row table:style-name="ro1">
          <table:table-cell/>
          <table:table-cell table:style-name="ce26"/>
          <table:table-cell/>
          <table:table-cell table:style-name="ce28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5">
            <text:p>Économie &amp; Finance</text:p>
          </table:table-cell>
          <table:table-cell table:style-name="ce26" office:value-type="string" calcext:value-type="string">
            <text:p>Quels facteurs influencent le prix des actions d’une entreprise sur une période donné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roduits génèrent le plus de revenus dans un site e-commerce selon la saison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’évolution du taux de change affecte le commerce international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économiques expliquent les variations de l’emploi dans une vill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secteurs bénéficient le plus de promotions ou de campagnes publicitaires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Transport &amp; Mobilité</text:p>
          </table:table-cell>
          <table:table-cell table:style-name="ce26" office:value-type="string" calcext:value-type="string">
            <text:p>Quelles sont les heures de pointe et zones les plus fréquentées pour les taxis à New York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a météo influence-t-elle le trafic routier dans une vill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trajets sont les plus efficaces pour réduire le temps de transport dans un réseau urbain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influencent les retards dans les transports public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de mobilité peuvent être observés dans les données GPS de cyclistes ou scooters partagés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Réseaux sociaux &amp; Web</text:p>
          </table:table-cell>
          <table:table-cell table:style-name="ce26" office:value-type="string" calcext:value-type="string">
            <text:p>Quels hashtags génèrent le plus d’engagement sur Twitter pour un événement donné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évoluent les tendances sur TikTok ou Instagram sur un moi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rendent une publication plus virale sur les réseaux sociaux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types de commentaires sont les plus fréquents sur un site de reviews (positifs vs négatifs)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a fréquence de publication d’un compte influence l’engagement de ses abonnés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Climat &amp; Environnement</text:p>
          </table:table-cell>
          <table:table-cell table:style-name="ce26" office:value-type="string" calcext:value-type="string">
            <text:p>Comment les températures évoluent-elles selon les villes et saison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influencent la pollution de l’air dans une région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catastrophes naturelles (inondations, tempêtes) affectent-elles l’activité humain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émergent des données météorologiques historique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’urbanisation influence-t-elle la qualité de l’air et la température locale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Sport &amp; Loisirs</text:p>
          </table:table-cell>
          <table:table-cell table:style-name="ce26" office:value-type="string" calcext:value-type="string">
            <text:p>Quels facteurs influencent la performance des joueurs dans une saison sportiv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les équipes sont les plus régulières dans leurs performances sur plusieurs saison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a météo influence-t-elle le score ou la fréquentation dans certains sport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émergent des données GPS des coureurs ou cycliste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types de joueurs sont les plus performants selon les statistiques de jeu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Éducation</text:p>
          </table:table-cell>
          <table:table-cell table:style-name="ce26" office:value-type="string" calcext:value-type="string">
            <text:p>Quels facteurs démographiques expliquent la réussite scolaire dans une région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absences influencent-elles les performances des élève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types de matières ou programmes ont le plus de succès chez les étudiant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apparaissent dans les évaluations des étudiants au fil du temp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résultats scolaires varient-ils selon le type d’établissement ou la région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E-commerce &amp; Marketing</text:p>
          </table:table-cell>
          <table:table-cell table:style-name="ce26" office:value-type="string" calcext:value-type="string">
            <text:p>Quels produits sont les plus vendus selon la saison ou l’âge des client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promotions influencent-elles les ventes d’un site e-commerc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clients dépensent le plus et quels facteurs l’expliquent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roduits sont souvent achetés ensemble (analyse de panier)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influencent le taux de retour ou d’annulation d’un produit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Technologie &amp; IoT</text:p>
          </table:table-cell>
          <table:table-cell table:style-name="ce26" office:value-type="string" calcext:value-type="string">
            <text:p>Quels patterns émergent des logs de serveurs web ou applicatif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utilisateurs interagissent avec une application mobile sur le long term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appareils IoT produisent le plus de données ou d’anomalie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influencent la performance des systèmes informatiques dans le temp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d’utilisation apparaissent dans les données de capteurs connectés ?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26"/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5">
            <text:p>Société &amp; Politique</text:p>
          </table:table-cell>
          <table:table-cell table:style-name="ce26" office:value-type="string" calcext:value-type="string">
            <text:p>Comment les élections locales sont influencées par des facteurs démographiques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facteurs influencent la participation électorale dans une région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types d’événements publics génèrent le plus de mobilisations ou interactions sur les réseaux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Comment les tendances démographiques influencent-elles la consommation culturelle ou sportive ?</text:p>
          </table:table-cell>
          <table:table-cell table:number-columns-repeated="16382"/>
        </table:table-row>
        <table:table-row table:style-name="ro1">
          <table:covered-table-cell table:style-name="ce6"/>
          <table:table-cell table:style-name="ce26" office:value-type="string" calcext:value-type="string">
            <text:p>Quels patterns émergent de l’analyse des données économiques et sociales combinées d’une ville ou région ?</text:p>
          </table:table-cell>
          <table:table-cell table:number-columns-repeated="16382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4:33:13.297630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8:06:24.453120768</meta:creation-date>
    <meta:generator>LibreOffice/24.2.7.2$Linux_X86_64 LibreOffice_project/420$Build-2</meta:generator>
    <dc:date>2026-01-19T14:33:39.739198909</dc:date>
    <meta:editing-duration>PT3H16M26S</meta:editing-duration>
    <meta:editing-cycles>8</meta:editing-cycles>
    <meta:document-statistic meta:table-count="1" meta:cell-count="60" meta:object-count="0"/>
  </office:meta>
</office:document-meta>
</file>